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8" style:family="paragraph" style:parent-style-name="Standard">
      <style:paragraph-properties style:text-autospace="none"/>
    </style:style>
    <style:style style:name="P39" style:family="paragraph" style:parent-style-name="Standard">
      <style:paragraph-properties fo:text-align="end" style:justify-single-word="false"/>
      <style:text-properties fo:color="#a0a0a0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1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2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3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00" style:font-name="Courier New" fo:font-weight="bold" style:font-weight-asian="bold" style:font-name-complex="Courier New" style:font-weight-complex="bold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style:font-name-asian="Courier New"/>
    </style:style>
    <style:style style:name="T16" style:family="text">
      <style:text-properties fo:color="#000000" fo:font-weight="normal" fo:background-color="#ffffff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20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1" style:family="text">
      <style:text-properties fo:color="#808080"/>
    </style:style>
    <style:style style:name="T22" style:family="text">
      <style:text-properties fo:color="#808080" style:font-name-asian="Courier New"/>
    </style:style>
    <style:style style:name="T23" style:family="text">
      <style:text-properties fo:color="#808080" fo:background-color="#ffffff"/>
    </style:style>
    <style:style style:name="T24" style:family="text">
      <style:text-properties fo:color="#808080" fo:font-weight="bold" style:font-name-asian="Courier New" style:font-weight-asian="bold" style:font-weight-complex="bold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fo:color="#808080" fo:font-weight="normal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fo:color="#a0a0a0"/>
    </style:style>
    <style:style style:name="T41" style:family="text">
      <style:text-properties fo:color="#a0a0a0" style:font-name="Verdana" style:font-name-complex="Verdana"/>
    </style:style>
    <style:style style:name="T42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3" style:family="text">
      <style:text-properties fo:color="#a0a0a0" style:font-name="MS Shell Dlg" fo:font-size="8.5pt" style:font-size-asian="8.5pt" style:font-name-complex="MS Shell Dlg" style:font-size-complex="8.5pt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fo:font-weight="bold" style:font-name-asian="Courier New" style:font-weight-asian="bold" style:font-weight-complex="bold"/>
    </style:style>
    <style:style style:name="T46" style:family="text">
      <style:text-properties fo:color="#00007f" style:font-name="Courier New" fo:font-size="10pt"/>
    </style:style>
    <style:style style:name="T47" style:family="text">
      <style:text-properties fo:font-size="10pt" fo:font-weight="bold" style:font-size-asian="10pt" style:font-weight-asian="bold" style:font-size-complex="1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background-color="#ffffff" style:font-weight-complex="bold"/>
    </style:style>
    <style:style style:name="T51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2" style:family="text">
      <style:text-properties fo:color="#7f007f"/>
    </style:style>
    <style:style style:name="T53" style:family="text">
      <style:text-properties fo:color="#7f007f" style:font-name-asian="Courier New"/>
    </style:style>
    <style:style style:name="T54" style:family="text">
      <style:text-properties style:use-window-font-color="true" style:text-underline-style="none"/>
    </style:style>
    <style:style style:name="T55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variant="normal" fo:text-transform="none" fo:color="#00007f" style:font-name="Courier New1" fo:font-size="9.75pt" fo:letter-spacing="normal" fo:font-style="normal"/>
    </style:style>
    <style:style style:name="T58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1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2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3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4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5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6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8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69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0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1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2" style:family="text">
      <style:text-properties fo:font-variant="normal" fo:text-transform="none" fo:color="#808080" style:font-name="Courier New1" fo:font-size="9.75pt" fo:letter-spacing="normal" fo:font-style="normal"/>
    </style:style>
    <style:style style:name="T73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76" style:family="text">
      <style:text-properties fo:font-variant="normal" fo:text-transform="none" fo:color="#000000" style:font-name="Courier New1" fo:font-size="9.75pt" fo:letter-spacing="normal" fo:font-style="normal"/>
    </style:style>
    <style:style style:name="T7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78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0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1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4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85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86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87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8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0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2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3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4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95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96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97" style:family="text">
      <style:text-properties fo:font-variant="normal" fo:text-transform="none" fo:letter-spacing="normal" fo:font-weight="bold" style:font-weight-asian="bold" style:font-weight-complex="bold"/>
    </style:style>
    <style:style style:name="T9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style:font-name="Courier New1" fo:font-size="9.75pt" fo:letter-spacing="normal" fo:font-style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text-underline-style="none" fo:font-weight="bold" style:font-name-asian="Wingdings 3" style:font-weight-asian="bold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lass CommandLine</text:h>
      <text:p text:style-name="P10"/>
      <text:p text:style-name="P5">Version 2.0.0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MinGW gcc 4.6.1 – gmake 3.82</text:p>
      <text:p text:style-name="P3">Linux openSUSE 11.4 / 12.2 – gcc 4.5.1 / 4.7.1 – gmake 3.82</text:p>
      <text:p text:style-name="P3">OpenIndiana 151a – gcc 3.4.3 – gmake 3.81</text:p>
      <text:p text:style-name="P3">FreeBSD 9.0 – gcc 4.2.1 – gmake 3.82</text:p>
      <text:p text:style-name="P3">Solaris 9 / 10 – gcc 3.3.2 / 3.4.6 – gmake 3.80 / 3.81</text:p>
      <text:p text:style-name="P9"><text:span text:style-name="Máquina_20_de_20_escrever_20_HTML"><text:span text:style-name="T42">_____________________________________________________________________</text:span></text:span></text:p>
      <text:p text:style-name="P7"><text:span text:style-name="Máquina_20_de_20_escrever_20_HTML"><text:span text:style-name="T41"/></text:span></text:p>
      <text:p text:style-name="P52">Copyright (c) 2012 Enzo Roberto Verlato.</text:p>
      <text:p text:style-name="P52">Permission is granted to copy, distribute and/or modify this</text:p>
      <text:p text:style-name="P52">document under the terms of the GNU Free Documentation License,</text:p>
      <text:p text:style-name="P52">Version 1.3 or any later version published by the Free Software</text:p>
      <text:p text:style-name="P52">Foundation; with no Invariant Sections, no Front-Cover Texts and</text:p>
      <text:p text:style-name="P52">no Back-Cover Texts. <text:s/>A copy of the license is included in the</text:p>
      <text:p text:style-name="P52">section entitled "GNU Free Documentation License".</text:p>
      <text:p text:style-name="P18"><text:span text:style-name="Máquina_20_de_20_escrever_20_HTML"><text:span text:style-name="T41">_____________________________________________________________________</text:span></text:span></text:p>
      <text:p text:style-name="P18"><text:span text:style-name="Máquina_20_de_20_escrever_20_HTML"><text:span text:style-name="T41"/></text:span></text:p>
      <text:p text:style-name="P8"><text:span text:style-name="T29">Propose: </text:span><text:span text:style-name="T56">Handle data from the command line.</text:span></text:p>
      <text:p text:style-name="P17"/>
      <text:p text:style-name="P1"><text:span text:style-name="T1"><text:s text:c="8"/></text:span>application full path</text:p>
      <text:p text:style-name="P22"><draw:line text:anchor-type="char" draw:z-index="5" draw:style-name="gr1" draw:text-style-name="P54" svg:x1="2.949cm" svg:y1="0.115cm" svg:x2="3.319cm" svg:y2="0.838cm"><text:p/></draw:line></text:p>
      <text:p text:style-name="P1"><text:span text:style-name="T1"><text:s text:c="61"/></text:span>parameter 1</text:p>
      <text:p text:style-name="P14"><draw:line text:anchor-type="char" draw:z-index="6" draw:style-name="gr1" draw:text-style-name="P54" svg:x1="7.739cm" svg:y1="0.032cm" svg:x2="7.421cm" svg:y2="0.799cm"><text:p/></draw:line><draw:custom-shape text:anchor-type="char" draw:z-index="4" draw:style-name="gr2" draw:text-style-name="P55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4"/>
      <text:p text:style-name="P14"><draw:custom-shape text:anchor-type="char" draw:z-index="1" draw:style-name="gr2" draw:text-style-name="P55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4"><draw:line text:anchor-type="char" draw:z-index="3" draw:style-name="gr1" draw:text-style-name="P54" svg:x1="1.503cm" svg:y1="0.73cm" svg:x2="1.821cm" svg:y2="0.095cm"><text:p/></draw:line><draw:line text:anchor-type="char" draw:z-index="0" draw:style-name="gr1" draw:text-style-name="P54" svg:x1="5.313cm" svg:y1="0.788cm" svg:x2="5.631cm" svg:y2="0.153cm"><text:p/></draw:line></text:p>
      <text:p text:style-name="P14"><draw:line text:anchor-type="char" draw:z-index="2" draw:style-name="gr1" draw:text-style-name="P54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7"/>
      <text:p text:style-name="P6"><text:bookmark-start text:name="Members"/>Members:<text:bookmark-end text:name="Members"/></text:p>
      <text:p text:style-name="P2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CommandLine"><text:span text:style-name="T54">string getCommandLine()</text:span></text:a></text:p>
            <text:p text:style-name="P28"/>
            <text:p text:style-name="P25"><text:a xlink:type="simple" xlink:href="#getApplicationName"><text:span text:style-name="T54">string getApplicationName()</text:span></text:a></text:p>
            <text:p text:style-name="P25"><text:a xlink:type="simple" xlink:href="#getApplicationPath"><text:span text:style-name="T54">string getApplicationPath()</text:span></text:a></text:p>
            <text:p text:style-name="P25"><text:a xlink:type="simple" xlink:href="#getApplicationLongPath"><text:span text:style-name="T54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9"/>
            <text:p text:style-name="P25"><text:a xlink:type="simple" xlink:href="#hasParameters"><text:span text:style-name="T54">bool hasParameters()</text:span></text:a></text:p>
            <text:p text:style-name="P25"><text:a xlink:type="simple" xlink:href="#hasParameter"><text:span text:style-name="T54">bool hasParameter( int parameterPosition )</text:span></text:a></text:p>
            <text:p text:style-name="P40"/>
            <text:p text:style-name="P25"><text:a xlink:type="simple" xlink:href="#getParametersNumber"><text:span text:style-name="T54">int getParametersNumber()</text:span></text:a></text:p>
            <text:p text:style-name="P25"><text:a xlink:type="simple" xlink:href="#getAllParameters"><text:span text:style-name="T54">string getAllParameters()</text:span></text:a></text:p>
            <text:p text:style-name="P25"><text:a xlink:type="simple" xlink:href="#getParameter"><text:span text:style-name="T54">string getParameter( int parameterPosition )</text:span></text:a></text:p>
            <text:p text:style-name="P40"/>
            <text:p text:style-name="P25"><text:a xlink:type="simple" xlink:href="#gotoFirstParameter"><text:span text:style-name="T54">gotoFirstParameter()</text:span></text:a></text:p>
            <text:p text:style-name="P25"><text:a xlink:type="simple" xlink:href="#gotoNextParameter"><text:span text:style-name="T54">bool gotoNextParameter()</text:span></text:a></text:p>
            <text:p text:style-name="P25"><text:a xlink:type="simple" xlink:href="#getCurrentPosition"><text:span text:style-name="T54">int getCurrentPosition()</text:span></text:a></text:p>
            <text:p text:style-name="P40"/>
            <text:p text:style-name="P25"><text:a xlink:type="simple" xlink:href="#getCurrentParameter"><text:span text:style-name="T54">string getCurrentParameter()</text:span></text:a></text:p>
            <text:p text:style-name="P40"/>
            <text:p text:style-name="P25"><text:a xlink:type="simple" xlink:href="#getFirstParameter"><text:span text:style-name="T54">string getFirstParameter()</text:span></text:a></text:p>
            <text:p text:style-name="P25"><text:a xlink:type="simple" xlink:href="#getLastParameter"><text:span text:style-name="T54">string getLastParameter()</text:span></text:a></text:p>
            <text:p text:style-name="P41"/>
            <text:p text:style-name="P25"><text:a xlink:type="simple" xlink:href="#setOptionPrefix"><text:span text:style-name="T54">setOptionPrefix( string optionPrefix )</text:span></text:a></text:p>
            <text:p text:style-name="P25"><text:a xlink:type="simple" xlink:href="#setOptionPostfix"><text:span text:style-name="T54">setOptionPostfix( string optionPostfix )</text:span></text:a></text:p>
            <text:p text:style-name="P40"><text:soft-page-break/></text:p>
            <text:p text:style-name="P25"><text:a xlink:type="simple" xlink:href="#getOptionPrefix"><text:span text:style-name="T54">string getOptionPrefix()</text:span></text:a></text:p>
            <text:p text:style-name="P25"><text:a xlink:type="simple" xlink:href="#getOptionPostfix"><text:span text:style-name="T54">string getOptionPostfix()</text:span></text:a></text:p>
            <text:p text:style-name="P40"/>
            <text:p text:style-name="P25"><text:a xlink:type="simple" xlink:href="#hasOption"><text:span text:style-name="T54">bool hasOption( string option )</text:span></text:a></text:p>
            <text:p text:style-name="P40"/>
            <text:p text:style-name="P25"><text:a xlink:type="simple" xlink:href="#getOptionValue"><text:span text:style-name="T54">string getOptionValue( string option )</text:span></text:a></text:p>
            <text:p text:style-name="P25"><text:a xlink:type="simple" xlink:href="#getOptionLongValue"><text:span text:style-name="T54">string getOptionLongValue( string option )</text:span></text:a></text:p>
            <text:p text:style-name="P40"/>
            <text:p text:style-name="P25"><text:a xlink:type="simple" xlink:href="#optionCaseSensitive"><text:span text:style-name="T54">optionCaseSensitive()</text:span></text:a></text:p>
            <text:p text:style-name="P25"><text:a xlink:type="simple" xlink:href="#optionCaseInsensitive"><text:span text:style-name="T54">optionCaseInsensitive()</text:span></text:a></text:p>
            <text:p text:style-name="P25"><text:a xlink:type="simple" xlink:href="#isOptionCaseSensitive"><text:span text:style-name="T54">bool isOptionCaseSensitive()</text:span></text:a></text:p>
          </table:table-cell>
        </table:table-row>
      </table:table>
      <text:p text:style-name="P27"/>
      <text:p text:style-name="P27"/>
      <text:p text:style-name="P17"><text:bookmark-start text:name="getCommandLine"/><text:span text:style-name="T3">string</text:span><text:span text:style-name="apple-converted-space"><text:span text:style-name="T21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ommand line string for the current process.</text:p>
      <text:p text:style-name="P8"/>
      <text:p text:style-name="P12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</table:table-cell>
          <table:table-cell table:style-name="Tabela2.B1" office:value-type="string">
            <text:p text:style-name="P42">#include &lt;CommandLine.h&gt;</text:p>
            <text:p text:style-name="P42"/>
            <text:p text:style-name="P42">#include &lt;windows.h&gt;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1"> </text:span>std::runtime_error;</text:p>
            <text:p text:style-name="P24"/>
            <text:p text:style-name="P32"><text:span text:style-name="T44">int</text:span> WINAPI WinMain( HINSTANCE hInstance, HINSTANCE hPrevInstance, PSTR szCmdLine, <text:span text:style-name="T44">int</text:span> iCmdShow ) <text:span text:style-name="T28">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CommandLin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76"> 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linux:/home/enzo # ./myapp My first example</text:p>
            <text:p text:style-name="P25">/home/enzo/myapp My first exampl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Name"/><text:span text:style-name="T3">string</text:span><text:span text:style-name="apple-converted-space"><text:span text:style-name="T21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name of the application for the current process.</text:p>
      <text:p text:style-name="P8"/>
      <text:p text:style-name="P12"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oft-page-break/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oft-page-break/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 </text:span><text:span text:style-name="T44">int</text:span><text:span text:style-name="T17"> argc, </text:span><text:span text:style-name="T44">char </text:span><text:span text:style-name="T17">*argv</text:span><text:span text:style-name="T4">[] 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2">cout</text:span><text:span text:style-name="T71"> </text:span><text:span text:style-name="T92">&lt;&lt;</text:span><text:span text:style-name="T71"> </text:span><text:span text:style-name="T92">commandLine.getApplicationNam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ApplicationPath"/><text:span text:style-name="T14">string</text:span><text:span text:style-name="apple-converted-space"><text:span text:style-name="T23"> </text:span></text:span><text:span text:style-name="T14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2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LongPath"/><text:span text:style-name="T3">string</text:span><text:span text:style-name="apple-converted-space"><text:span text:style-name="T21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ing the application path of the current process, including the name of the program itself.</text:span></text:p>
      <text:p text:style-name="P25"/>
      <text:p text:style-name="P12"><text:soft-page-break/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7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Full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linux:/home/enzo # ./myapp</text:p>
            <text:p text:style-name="P25">/home/enzo/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ApplicationLongPath1"/><text:bookmark-start text:name="getCurrentDirectory"/><text:span text:style-name="T14">string</text:span><text:span text:style-name="apple-converted-space"><text:span text:style-name="T23"> </text:span></text:span><text:span text:style-name="T14">getCurrentWorkingDirectory</text:span><text:span text:style-name="s10"><text:span text:style-name="T5">()</text:span></text:span><text:bookmark-end text:name="getApplicationLongPath1"/><text:bookmark-end text:name="getCurrentDirectory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<text:span text:style-name="T48"> Retrieves the current working directory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73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3"><text:s text:c="8"/>cout</text:span><text:span text:style-name="T21"> </text:span><text:span text:style-name="T3">&lt;&lt;</text:span><text:span text:style-name="T21"> </text:span><text:span text:style-name="T3">commandLine.getApplicationPath</text:span><text:span text:style-name="T4">()</text:span><text:span text:style-name="T21"> </text:span><text:span text:style-name="T3">&lt;&lt;</text:span><text:span text:style-name="T21"> </text:span><text:span text:style-name="T3">endl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WorkingDirectory</text:span><text:span text:style-name="T4">()</text:span><text:span text:style-name="T21"> </text:span><text:span text:style-name="T17">&lt;&lt;</text:span><text:span text:style-name="T21"> </text:span><text:span text:style-name="T3">endl</text:span><text:span text:style-name="T4">;</text:span></text:p>
            <text:p text:style-name="P20"><text:span text:style-name="T67"><text:s text:c="8"/>return</text:span><text:span text:style-name="T8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4" table:style-name="Tabela74">
        <table:table-column table:style-name="Tabela74.A"/>
        <text:soft-page-break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49"> </text:span></text:span><text:span text:style-name="T49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13"><text:span text:style-name="T62">using</text:span><text:span text:style-name="T69"> </text:span><text:span text:style-name="T94">std::runtime_error;</text:span><text:span text:style-name="T13"><text:line-break/><text:line-break/></text:span><text:span text:style-name="T61">int</text:span><text:span text:style-name="T68"> </text:span><text:span text:style-name="T85">main</text:span><text:span text:style-name="T86">()</text:span><text:span text:style-name="T95"> </text:span><text:span text:style-name="T86">{</text:span><text:span text:style-name="T13"><text:line-break/></text:span><text:span text:style-name="T75"> <text:s text:c="3"/></text:span><text:span text:style-name="T60">try</text:span><text:span text:style-name="T75"> </text:span><text:span text:style-name="T83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s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13"><text:span text:style-name="T84"><text:s text:c="4"/>}</text:span><text:span text:style-name="T13"><text:line-break/></text:span><text:span text:style-name="T86">}</text:span></text:p>
            <text:p text:style-name="P4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linux:/home/enzo # ./myapp parameter1 parameter2 parameter3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49"> </text:span></text:span><text:span text:style-name="T49">has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a specified parameter exists.</text:span></text:p>
      <text:p text:style-name="P25"/>
      <text:p text:style-name="P6">Example:</text:p>
      <text:p text:style-name="P2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oft-page-break/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1"><text:span text:style-name="T44">using</text:span><text:span text:style-name="T25"> </text:span>std::runtime_error;</text:p>
            <text:p text:style-name="P36"/>
            <text:p text:style-name="P20"><text:span text:style-name="T44">int</text:span><text:span text:style-name="T21"> </text:span><text:span text:style-name="T3">main</text:span><text:span text:style-name="T4">() {</text:span></text:p>
            <text:p text:style-name="P30"><text:span text:style-name="T72"><text:s text:c="4"/></text:span><text:span text:style-name="T57">try</text:span><text:span text:style-name="T72"> </text:span><text:span text:style-name="T99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oft-page-break/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</text:span><text:span text:style-name="T81">( </text:span><text:span text:style-name="T78">2</text:span><text:span text:style-name="T81"> 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9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5">linux:/home/enzo # ./myapp How To Pass Parameters To Main() And Use Them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ParametersNumber"/><text:span text:style-name="s10"><text:span text:style-name="T50">int get</text:span></text:span><text:span text:style-name="T49">Parameters</text:span><text:span text:style-name="s10"><text:span text:style-name="T50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ParametersNumb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llParameters"/><text:span text:style-name="T3">string</text:span><text:span text:style-name="apple-converted-space"><text:span text:style-name="T21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all the parameters on the command line for the current process.</text:span></text:p>
      <text:p text:style-name="P25"/>
      <text:p text:style-name="P6">Example:</text:p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oft-page-break/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6.B1" office:value-type="string">
            <text:p text:style-name="P42">#include &lt;CommandLine.h&gt;</text:p>
            <text:p text:style-name="P42"/>
            <text:p text:style-name="P42">#include &lt;iostream&gt;</text:p>
            <text:p text:style-name="P42"><text:soft-page-break/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15">&lt;&lt;</text:span><text:span text:style-name="T22"> </text:span><text:span text:style-name="T15">commandLine.getAllParameters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5">linux:/home/enzo # ./myapp High thoughts must have high language</text:p>
            <text:p text:style-name="P25">High thoughts must have high languag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parameter of the specified parameter position on the command line for the current process.</text:span></text:p>
      <text:p text:style-name="P25"/>
      <text:p text:style-name="P6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6">&lt;&lt;</text:span><text:span text:style-name="T22"> </text:span><text:span text:style-name="T15">commandLine</text:span><text:span text:style-name="T6">.</text:span><text:span text:style-name="T15">getParameter</text:span><text:span text:style-name="T6">( </text:span><text:span text:style-name="T15">2</text:span><text:span text:style-name="T6"> )</text:span><text:span text:style-name="T22"> </text:span><text:span text:style-name="T6">&lt;&lt;</text:span><text:span text:style-name="T22"> </text:span><text:span text:style-name="T15">endl</text:span><text:span text:style-name="T6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6"/>
      <text:p text:style-name="P27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1"> </text:span></text:span><text:a xlink:type="simple" xlink:href="#Members"><text:span text:style-name="s10"><text:span text:style-name="T55"></text:span></text:span></text:a></text:p>
      <text:p text:style-name="P11"><text:soft-page-break/><text:span text:style-name="T47">Description:</text:span> <text:span text:style-name="T48">Points to the first parameter on the command line for the current process.</text:span></text:p>
      <text:p text:style-name="Standard"><text:span text:style-name="s2"><text:span text:style-name="T51"/></text:span></text:p>
      <text:p text:style-name="P12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2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 text:c="8"/><text:span text:style-name="T3">commandLine</text:span><text:span text:style-name="T4">.</text:span><text:span text:style-name="T3">gotoNextParameter</text:span><text:span text:style-name="T4">();</text:span></text:p>
            <text:p text:style-name="P15"><text:s text:c="8"/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15"><text:span text:style-name="T15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1"><text:span text:style-name="T6"><text:s text:c="8"/></text:span><text:span text:style-name="T15">cout</text:span><text:span text:style-name="T22"> </text:span><text:span text:style-name="T15">&lt;&lt;</text:span><text:span text:style-name="T22"> </text:span><text:span text:style-name="T15">commandLine.getCurrentParameter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5">linux:/home/enzo # ./myapp Principles and Practice using C++</text:p>
            <text:p text:style-name="P25">and</text:p>
            <text:p text:style-name="P25">Principl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2"><text:span text:style-name="T51"/></text:span></text:p>
      <text:p text:style-name="Standard"><text:bookmark-start text:name="gotoNextParameter"/><text:span text:style-name="s5"><text:span text:style-name="T38">bool</text:span></text:span><text:span text:style-name="apple-converted-space"><text:span text:style-name="T39"> </text:span></text:span><text:span text:style-name="T39">gotoNextParameter</text:span><text:span text:style-name="s10"><text:span text:style-name="T38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11"><text:span text:style-name="T47">Description:</text:span> <text:span text:style-name="T48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oft-page-break/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oft-page-break/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5">linux:/home/enzo # ./myapp GCC the GNU Compiler Collection</text:p>
            <text:p text:style-name="P25">GCC</text:p>
            <text:p text:style-name="P25">the</text:p>
            <text:p text:style-name="P25">GNU</text:p>
            <text:p text:style-name="P25">Compiler</text:p>
            <text:p text:style-name="P25">Collectio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8">int</text:span></text:span><text:span text:style-name="apple-converted-space"><text:span text:style-name="T39"> </text:span></text:span><text:span text:style-name="T39">getCurrentPosition</text:span><text:span text:style-name="s10"><text:span text:style-name="T38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17">getCurrentPosition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linux:/home/enzo # ./myapp Principles and Practice using C++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P17"><text:bookmark-start text:name="getCurrentParameter"/><text:span text:style-name="T3">string</text:span><text:span text:style-name="apple-converted-space"><text:span text:style-name="T21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the current parameter on the command line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ext:soft-page-break/>
        <table:table-row table:style-name="Tabela30.1">
          <table:table-cell table:style-name="Tabela3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3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5">linux:/home/enzo # ./myapp Principles and Practice using C++</text:p>
            <text:p text:style-name="P25">Principles</text:p>
            <text:p text:style-name="P25">and</text:p>
            <text:p text:style-name="P25">Practice</text:p>
            <text:p text:style-name="P25">using</text:p>
            <text:p text:style-name="P25">C++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8"><text:line-break/></text:span><text:bookmark-start text:name="getFirstParameter"/><text:span text:style-name="s5"><text:span text:style-name="T12">string</text:span></text:span><text:span text:style-name="apple-converted-space"><text:span text:style-name="T39"> getFirstParameter</text:span></text:span><text:span text:style-name="s10"><text:span text:style-name="T38">()</text:span></text:span><text:bookmark-end text:name="getFirs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fir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59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;</text:span></text:p>
            <text:p text:style-name="P15"><text:span text:style-name="T17"><text:s text:c="8"/>cout</text:span><text:span text:style-name="T26"> </text:span><text:span text:style-name="T17">&lt;&lt;</text:span><text:span text:style-name="T26"> </text:span><text:span text:style-name="T17">commandLine.getFirstParameter</text:span><text:span text:style-name="T4">()</text:span><text:span text:style-name="T26"> </text:span><text:span text:style-name="T17">&lt;&lt;</text:span><text:span text:style-name="T26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>linux:/home/enzo # ./myapp C++ Development Environment</text:p>
            <text:p text:style-name="P25">C++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span text:style-name="s5"><text:span text:style-name="T16"/></text:span></text:p>
      <text:p text:style-name="P14"><text:bookmark-start text:name="getLastParameter"/><text:span text:style-name="s5"><text:span text:style-name="T16">string</text:span></text:span><text:span text:style-name="apple-converted-space"><text:span text:style-name="T49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la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65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Las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5">linux:/home/enzo # ./myapp The C++ Standard Library</text:p>
            <text:p text:style-name="P25">Library</text:p>
          </table:table-cell>
        </table:table-row>
      </table:table>
      <text:p text:style-name="P14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setOptionPrefix"/><text:span text:style-name="T14">setOptionPrefix</text:span><text:span text:style-name="s10"><text:span text:style-name="T5">(</text:span></text:span><text:span text:style-name="apple-converted-space"><text:span text:style-name="T23"> </text:span></text:span><text:span text:style-name="T14">string</text:span><text:span text:style-name="apple-converted-space"><text:span text:style-name="T23"> </text:span></text:span><text:span text:style-name="T14">optionPrefix</text:span><text:span text:style-name="apple-converted-space"><text:span text:style-name="T23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2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3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6"/>
      <text:p text:style-name="P17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1"> </text:span></text:span><text:span text:style-name="T3">string</text:span><text:span text:style-name="apple-converted-space"><text:span text:style-name="T21"> </text:span></text:span><text:span text:style-name="T3">optionPostfix</text:span><text:span text:style-name="apple-converted-space"><text:span text:style-name="T21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2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3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refix"/><text:span text:style-name="T14">string</text:span><text:span text:style-name="apple-converted-space"><text:span text:style-name="T23"> </text:span></text:span><text:span text:style-name="T14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5"/>
      <text:p text:style-name="P12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oft-page-break/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><text:soft-page-break/></text:p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Prefix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linux:/home/enzo # ./myapp</text:p>
            <text:p text:style-name="P25">--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ostfix"/><text:span text:style-name="T14">string</text:span><text:span text:style-name="apple-converted-space"><text:span text:style-name="T23"> </text:span></text:span><text:span text:style-name="T14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4"><text:s text:c="8"/></text:span><text:span text:style-name="T17">cout</text:span><text:span text:style-name="T26"> </text:span><text:span text:style-name="T17">&lt;&lt;</text:span><text:span text:style-name="T26"> </text:span><text:span text:style-name="T17">commandLine.getOptionPostfix</text:span><text:span text:style-name="T4">()</text:span><text:span text:style-name="T25"> </text:span><text:span text:style-name="T17">&lt;&lt;</text:span><text:span text:style-name="T25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5">linux:/home/enzo # ./myapp</text:p>
            <text:p text:style-name="P25">=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oft-page-break/><text:span text:style-name="T8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</text:span><text:span text:style-name="T36"> </text:span><text:span text:style-name="T33">Checks if the specified option exists.</text:span></text:p>
      <text:p text:style-name="P14"/>
      <text:p text:style-name="P12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  <text:p text:style-name="P39"><text:span text:style-name="Máquina_20_de_20_escrever_20_HTML">27</text:span></text:p>
          </table:table-cell>
          <table:table-cell table:style-name="Tabela71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pan text:style-name="T22"><text:s text:c="8"/></text:span><text:span text:style-name="T15">if</text:span><text:span text:style-name="T6">(</text:span><text:span text:style-name="T21"> </text:span><text:span text:style-name="T3">commandLine</text:span><text:span text:style-name="T4">.</text:span><text:span text:style-name="T17">hasOption</text:span><text:span text:style-name="T4">( </text:span><text:span text:style-name="T52">"ISBN-10"</text:span><text:span text:style-name="T4"> )</text:span><text:span text:style-name="T21"> </text:span><text:span text:style-name="T4">) 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yes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34"><text:span text:style-name="T81"><text:s text:c="8"/>}</text:span><text:span text:style-name="T87"> </text:span><text:span text:style-name="T58">eles </text:span><text:span text:style-name="T81">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no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45"><text:s text:c="8"/>}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0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value of the specified option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4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6"><text:s text:c="5"/></text:span><text:span text:style-name="T22"><text:s text:c="3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Languag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 </text:span><text:span text:style-name="T33">Retrieves the long value of the specified option (a range of parameters delimited by the next option if it exists)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5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 </text:span><text:span text:style-name="T52">"peripheral"</text:span><text:span text:style-name="T4"> );<text:line-break/> <text:s text:c="7"/></text:span><text:span text:style-name="T17">cout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Sensitive"/><text:span text:style-name="T49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4"/>
      <text:p text:style-name="P12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3"><text:span text:style-name="Máquina_20_de_20_escrever_20_HTML"><text:span text:style-name="T40">1</text:span></text:span></text:p>
            <text:p text:style-name="P33"><text:soft-page-break/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52.B1" office:value-type="string">
            <text:p text:style-name="P42">#include &lt;CommandLine.h&gt;</text:p>
            <text:p text:style-name="P42"><text:soft-page-break/>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21"><text:span text:style-name="T24"><text:s text:c="8"/></text:span><text:span text:style-name="T15">cout</text:span><text:span text:style-name="T22"> </text:span><text:span text:style-name="T15">&lt;&lt;</text:span><text:span text:style-name="T22"> </text:span><text:span text:style-name="T15">commandLine.getOptionLongValue</text:span><text:span text:style-name="T6">(</text:span><text:span text:style-name="T24"> </text:span><text:span text:style-name="T53">"PERIPHERAL"</text:span><text:span text:style-name="T24"> </text:span><text:span text:style-name="T6">);</text:span></text:p>
            <text:p text:style-name="P21"><text:span text:style-name="T6"><text:s text:c="8"/></text:span><text:span text:style-name="T15">cout</text:span><text:span text:style-name="T22"> </text:span><text:span text:style-name="T6">&lt;&lt;</text:span><text:span text:style-name="T24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0"/></text:span>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Insensitive"/><text:span text:style-name="T49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4"/>
      <text:p text:style-name="P12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</table:table-cell>
          <table:table-cell table:style-name="Tabela5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</text:span><text:span text:style-name="T21"> </text:span><text:span text:style-name="T52">"PERIPHERAL"</text:span><text:span text:style-name="T21"> </text:span><text:span text:style-name="T4">);</text:span></text:p>
            <text:p text:style-name="P21"><text:span text:style-name="T6"><text:s text:c="8"/></text:span><text:span text:style-name="T15">cout</text:span><text:span text:style-name="T24"> </text:span><text:span text:style-name="T6">&lt;&lt;</text:span><text:span text:style-name="T22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isOptionCaseSensitive"/><text:span text:style-name="s5"><text:span text:style-name="T30">bool</text:span></text:span><text:span text:style-name="apple-converted-space"><text:span text:style-name="T49"> </text:span></text:span><text:span text:style-name="T49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the options are case sensitive.</text:span></text:p>
      <text:p text:style-name="P8"/>
      <text:p text:style-name="P12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5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88">isOptionCaseSensitive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linux:/home/enzo # ./myapp</text:p>
            <text:p text:style-name="P25">yes</text:p>
          </table:table-cell>
        </table:table-row>
      </table:table>
      <text:p text:style-name="P38"><text:span text:style-name="Máquina_20_de_20_escrever_20_HTML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Class CommandLine</text:p>
            </table:table-cell>
            <table:table-cell table:style-name="Tabela58.A1" office:value-type="string">
              <text:p text:style-name="MP2"><text:page-number text:select-page="current">17</text:page-number>/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09-16T11:49:08.97</dc:date>
    <meta:print-date>2012-02-21T21:42:00</meta:print-date>
    <meta:editing-cycles>644</meta:editing-cycles>
    <meta:editing-duration>P1DT3H50M15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4" meta:image-count="0" meta:object-count="0" meta:page-count="17" meta:paragraph-count="1353" meta:word-count="3106" meta:character-count="23071" meta:non-whitespace-character-count="19416"/>
    <meta:user-defined meta:name="Informações 1"/>
    <meta:user-defined meta:name="Informações 2"/>
    <meta:user-defined meta:name="Informações 3"/>
    <meta:user-defined meta:name="Informações 4"/>
  </office:meta>
</office:document-meta>
</file>